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2C0DA3CE8A.png"/>
  <manifest:file-entry manifest:media-type="image/png" manifest:full-path="Pictures/100000000000016C000001443CB7CB90.png"/>
  <manifest:file-entry manifest:media-type="image/png" manifest:full-path="Pictures/1000000000000122000001156642342B.png"/>
  <manifest:file-entry manifest:media-type="image/png" manifest:full-path="Pictures/10000000000001070000012C5E28667F.png"/>
  <manifest:file-entry manifest:media-type="image/png" manifest:full-path="Pictures/1000000000000159000000E60E1ACF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3cm" svg:stroke-color="#000000" draw:marker-start-width="0.65cm" draw:marker-end-width="0.65cm" draw:fill="none" draw:fill-color="#ffffff" draw:auto-grow-height="true" draw:auto-grow-width="false" fo:max-height="0cm" fo:min-height="0cm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4cm" svg:height="4cm" svg:x="0.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4cm" svg:height="4cm" svg:x="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4cm" svg:height="4cm" svg:x="9.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4cm" svg:height="4cm" svg:x="14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4cm" svg:height="3.5cm" svg:x="0.5cm" svg:y="5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4cm" svg:height="3.5cm" svg:x="5cm" svg:y="5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4cm" svg:height="3.5cm" svg:x="9.5cm" svg:y="5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4cm" svg:height="3cm" svg:x="0.5cm" svg:y="9.5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4cm" svg:height="3cm" svg:x="5cm" svg:y="9.5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4cm" svg:height="3cm" svg:x="9.5cm" svg:y="9.5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4cm" svg:height="3cm" svg:x="14cm" svg:y="9.5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4cm" svg:height="3cm" svg:x="18.5cm" svg:y="9.5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4cm" svg:height="3.5cm" svg:x="0.5cm" svg:y="13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4cm" svg:height="3.5cm" svg:x="5cm" svg:y="13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3.815cm" svg:height="3.61cm" svg:x="0.685cm" svg:y="17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3.815cm" svg:height="3.61cm" svg:x="5.1cm" svg:y="17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3.815cm" svg:height="3.61cm" svg:x="9.711cm" svg:y="17.041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3.815cm" svg:height="3.61cm" svg:x="14cm" svg:y="16.89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3.815cm" svg:height="3.61cm" svg:x="18.5cm" svg:y="17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4cm" svg:height="3.5cm" svg:x="9.5cm" svg:y="13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4cm" svg:height="4cm" svg:x="18.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4cm" svg:height="4cm" svg:x="23cm" svg:y="0.5cm">
          <draw:image xlink:href="Pictures/10000000000001070000012C5E286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1" draw:text-style-name="P1" draw:layer="layout" svg:width="2.417cm" svg:height="2.383cm" svg:x="0.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24cm" svg:height="2.383cm" svg:x="3.213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7cm" svg:height="2.383cm" svg:x="5.933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7cm" svg:height="2.383cm" svg:x="8.6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7cm" svg:height="2.085cm" svg:x="0.5cm" svg:y="3.181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2.424cm" svg:height="2.085cm" svg:x="3.213cm" svg:y="3.181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2.417cm" svg:height="2.085cm" svg:x="5.933cm" svg:y="3.181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2.417cm" svg:height="1.786cm" svg:x="0.5cm" svg:y="5.859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2.424cm" svg:height="1.786cm" svg:x="3.213cm" svg:y="5.859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2.417cm" svg:height="1.786cm" svg:x="5.933cm" svg:y="5.859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2.417cm" svg:height="1.786cm" svg:x="8.65cm" svg:y="5.859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2.422cm" svg:height="1.786cm" svg:x="11.365cm" svg:y="5.859cm">
          <draw:image xlink:href="Pictures/1000000000000159000000E60E1ACFBC.png" xlink:type="simple" xlink:show="embed" xlink:actuate="onLoad">
            <text:p/>
          </draw:image>
        </draw:frame>
        <draw:frame draw:style-name="gr1" draw:text-style-name="P1" draw:layer="layout" svg:width="2.417cm" svg:height="2.081cm" svg:x="0.5cm" svg:y="7.947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2.424cm" svg:height="2.081cm" svg:x="3.213cm" svg:y="7.947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2.304cm" svg:height="2.153cm" svg:x="0.613cm" svg:y="10.323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2.304cm" svg:height="2.153cm" svg:x="3.277cm" svg:y="10.323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2.304cm" svg:height="2.153cm" svg:x="6.061cm" svg:y="10.347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2.304cm" svg:height="2.15cm" svg:x="8.65cm" svg:y="10.261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2.304cm" svg:height="2.153cm" svg:x="11.365cm" svg:y="10.323cm">
          <draw:image xlink:href="Pictures/100000000000012C0000012C0DA3CE8A.png" xlink:type="simple" xlink:show="embed" xlink:actuate="onLoad">
            <text:p/>
          </draw:image>
        </draw:frame>
        <draw:frame draw:style-name="gr1" draw:text-style-name="P1" draw:layer="layout" svg:width="2.417cm" svg:height="2.081cm" svg:x="5.933cm" svg:y="7.947cm">
          <draw:image xlink:href="Pictures/1000000000000122000001156642342B.png" xlink:type="simple" xlink:show="embed" xlink:actuate="onLoad">
            <text:p/>
          </draw:image>
        </draw:frame>
        <draw:frame draw:style-name="gr1" draw:text-style-name="P1" draw:layer="layout" svg:width="2.422cm" svg:height="2.383cm" svg:x="11.36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5cm" svg:height="2.383cm" svg:x="14.085cm" svg:y="0.5cm">
          <draw:image xlink:href="Pictures/10000000000001070000012C5E286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frame draw:style-name="gr1" draw:text-style-name="P1" draw:layer="layout" svg:width="2.417cm" svg:height="2.383cm" svg:x="0.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24cm" svg:height="2.383cm" svg:x="3.213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7cm" svg:height="2.383cm" svg:x="5.933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7cm" svg:height="2.383cm" svg:x="8.6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22cm" svg:height="2.383cm" svg:x="11.36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15cm" svg:height="2.383cm" svg:x="14.085cm" svg:y="0.5cm">
          <draw:image xlink:href="Pictures/10000000000001070000012C5E28667F.png" xlink:type="simple" xlink:show="embed" xlink:actuate="onLoad">
            <text:p/>
          </draw:image>
        </draw:frame>
        <draw:frame draw:style-name="gr1" draw:text-style-name="P1" draw:layer="layout" svg:width="2.424cm" svg:height="2.085cm" svg:x="3.214cm" svg:y="5.482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2.417cm" svg:height="2.085cm" svg:x="5.934cm" svg:y="5.482cm">
          <draw:image xlink:href="Pictures/100000000000016C000001443CB7CB90.png" xlink:type="simple" xlink:show="embed" xlink:actuate="onLoad">
            <text:p/>
          </draw:image>
        </draw:frame>
        <draw:frame draw:style-name="gr1" draw:text-style-name="P1" draw:layer="layout" svg:width="2.424cm" svg:height="2.085cm" svg:x="0.514cm" svg:y="5.483cm">
          <draw:image xlink:href="Pictures/100000000000016C000001443CB7CB90.png" xlink:type="simple" xlink:show="embed" xlink:actuate="onLoad">
            <text:p/>
          </draw:image>
        </draw:frame>
        <draw:line draw:style-name="gr3" draw:text-style-name="P1" draw:layer="layout" svg:x1="1.7cm" svg:y1="3.3cm" svg:x2="1.7cm" svg:y2="5.3cm">
          <text:p/>
        </draw:line>
        <draw:line draw:style-name="gr3" draw:text-style-name="P1" draw:layer="layout" svg:x1="4.4cm" svg:y1="3.3cm" svg:x2="4.4cm" svg:y2="5.3cm">
          <text:p/>
        </draw:line>
        <draw:line draw:style-name="gr3" draw:text-style-name="P1" draw:layer="layout" svg:x1="7.2cm" svg:y1="3.3cm" svg:x2="7.2cm" svg:y2="5.3cm">
          <text:p/>
        </draw:line>
        <draw:line draw:style-name="gr3" draw:text-style-name="P1" draw:layer="layout" svg:x1="9.8cm" svg:y1="3.3cm" svg:x2="9.8cm" svg:y2="5.3cm">
          <text:p/>
        </draw:line>
        <draw:line draw:style-name="gr3" draw:text-style-name="P1" draw:layer="layout" svg:x1="12.5cm" svg:y1="3.3cm" svg:x2="12.5cm" svg:y2="5.3cm">
          <text:p/>
        </draw:line>
        <draw:line draw:style-name="gr3" draw:text-style-name="P1" draw:layer="layout" svg:x1="15.3cm" svg:y1="3.3cm" svg:x2="15.3cm" svg:y2="5.3cm">
          <text:p/>
        </draw:line>
        <draw:frame draw:style-name="gr4" draw:text-style-name="P2" draw:layer="layout" svg:width="3cm" svg:height="0.886cm" draw:transform="rotate (0.482409005251142) translate (8.466cm 6.746cm)">
          <draw:text-box>
            <text:p text:style-name="P2"><text:span text:style-name="T1">対応なし</text:span></text:p>
          </draw:text-box>
        </draw:frame>
        <draw:frame draw:style-name="gr4" draw:text-style-name="P3" draw:layer="layout" svg:width="3cm" svg:height="0.886cm" draw:transform="rotate (0.482409005251142) translate (10.967cm 6.547cm)">
          <draw:text-box>
            <text:p text:style-name="P3">対応なし</text:p>
          </draw:text-box>
        </draw:frame>
        <draw:frame draw:style-name="gr4" draw:text-style-name="P3" draw:layer="layout" svg:width="3cm" svg:height="0.886cm" draw:transform="rotate (0.482409005251142) translate (13.768cm 6.548cm)">
          <draw:text-box>
            <text:p text:style-name="P3">対応なし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8-24T05:13:25.85</meta:creation-date>
    <meta:editing-duration>PT00H46M38S</meta:editing-duration>
    <meta:editing-cycles>12</meta:editing-cycles>
    <dc:date>2012-08-24T06:31:17.22</dc:date>
    <meta:generator>OpenOffice.org/3.2$Win32 OpenOffice.org_project/320m12$Build-9483</meta:generator>
    <meta:document-statistic meta:object-count="100"/>
  </office:meta>
</office:document-meta>
</file>